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nb" fo:country="NO"/>
    </style:style>
    <style:style style:name="P2" style:parent-style-name="Normal" style:family="paragraph">
      <style:text-properties fo:language="nb" fo:country="NO"/>
    </style:style>
    <style:style style:name="P3" style:parent-style-name="Normal" style:family="paragraph">
      <style:text-properties fo:language="nb" fo:country="NO"/>
    </style:style>
    <style:style style:name="T4" style:parent-style-name="Standardskriftforavsnitt" style:family="text">
      <style:text-properties fo:language="nb" fo:country="NO"/>
    </style:style>
    <style:style style:name="T5" style:parent-style-name="Standardskriftforavsnitt" style:family="text">
      <style:text-properties fo:language="nb" fo:country="NO"/>
    </style:style>
  </office:automatic-styles>
  <office:body>
    <office:text text:use-soft-page-breaks="true">
      <text:p text:style-name="P1">Egenskaper:</text:p>
      <text:p text:style-name="P2">Denne applikasjonen inneholder funksjoner som ikke bare vil gjøre livet til våre eldre bedre, men vil også gjøre jobben til hjemmehjelpen mye lettere. I tillegg vil applikasjonen bidra med å forsikre mange familier at deres eldre får ordentlig og profesjonelt behandling.</text:p>
      <text:p text:style-name="P3">Når en pasient blir registrert vil det bli laget en personlig side for pasienten. Hver personlige side vil inneholde ulike behov pasienten. Denne listen vil bli tilfredsstilt om ikke annen informasjon er gitt av familie eller legen. Pasientens personlige side vil også inneholde hemninger pasienten har. Dette vil bidra med å gi helsearbeiderne som tar vare på pasienten en forståelse over pasientens situasjon, og derfor gjøre det lettere å kommunisere med pasienten. I tillegg i den personlige siden vil<text:s/>en kommentarmodul være tilgjengelig for kommunikasjon mellom; legen, hjemmehjelpen, sykepleiere, staten, eldrehjemmet og sjåføren. Disse kommentarene kan bli modifisert slik at de blir tilgjengelige for visse grupper. Dette vil føre til at riktige grupper får riktige beskjeder, og alle gruppene slipper å få informasjon som ikke er relevante til dem. For eksempel slipper legen å få irrelevante beskjeder som er rettet mot familien.</text:p>
      <text:p text:style-name="Normal"><text:span text:style-name="T4">Care+ applikasjonen kobler brukeren til pasientens personlige side. En sjekkboks som inneholder arbeidsoppgaver for dagen, hemninger, kommentarer og annen informasjon vil være tilgjengelig for brukeren.</text:span><text:span text:style-name="T5"><text:s/>Helsesøstre, hjemmehjelpen og sjåfører har i tillegg en timeplan som har pasientenes navn, besøkstid og adresse med en GPS-funksjon for lettere transportering. Applikasjonen vil inneholde en QR-leser som kan lese QR-lapper som skal være i hver pasients hus. Når en helsearbeider leser av QR-koden vil han/hun få statusen «innlogget». Når pasienten har fått sine behov tilfredsstilt og helsearbeideren har gjort alle sine oppgaver, kan helsearbeideren sjekke seg selv ut og være på vei til neste pasi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y Le</meta:initial-creator>
    <dc:creator>Huy Le</dc:creator>
    <meta:creation-date>2016-11-15T19:30:00Z</meta:creation-date>
    <dc:date>2016-11-15T20:00:00Z</dc:date>
    <meta:template xlink:href="Normal" xlink:type="simple"/>
    <meta:editing-cycles>1</meta:editing-cycles>
    <meta:editing-duration>PT1740S</meta:editing-duration>
    <meta:document-statistic meta:page-count="1" meta:paragraph-count="3" meta:word-count="288" meta:character-count="1928" meta:row-count="13" meta:non-whitespace-character-count="1643"/>
  </office:meta>
</office:document-meta>
</file>